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40225" officeooo:paragraph-rsid="00040225"/>
    </style:style>
    <style:style style:name="P2" style:family="paragraph" style:parent-style-name="Preformatted_20_Text">
      <style:text-properties fo:font-weight="bold" officeooo:rsid="00040225" officeooo:paragraph-rsid="0004022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1.0</text:p>
      <text:p text:style-name="P2">Uploaded on Apr 8,2018</text:p>
      <text:p text:style-name="P1"/>
      <text:p text:style-name="P2">v1.1</text:p>
      <text:p text:style-name="P2">Uploaded on June 10,2018</text:p>
      <text:p text:style-name="P1">-&gt; Products already add for creating invoices</text:p>
      <text:p text:style-name="P1">-&gt; Multiple language selection</text:p>
      <text:p text:style-name="P1">-&gt; Profile fragment to settings fragment </text:p>
      <text:p text:style-name="P1"/>
      <text:p text:style-name="P2">v1.11</text:p>
      <text:p text:style-name="P2">Uploaded on June 11,2018</text:p>
      <text:p text:style-name="P1">-&gt; Minor fixes for v1.1</text:p>
      <text:p text:style-name="P1"/>
      <text:p text:style-name="P2">v1.2</text:p>
      <text:p text:style-name="P2">Uploaded on July 22,2018</text:p>
      <text:p text:style-name="P1">-&gt; Fixes with UID crash created in v1.11</text:p>
      <text:p text:style-name="P1"/>
      <text:p text:style-name="P2">v1.21</text:p>
      <text:p text:style-name="P2">Uploaded on Aug 14,2018</text:p>
      <text:p text:style-name="P1">-&gt; FAQ Added</text:p>
      <text:p text:style-name="P1">-&gt; Make bill converted to create invoice</text:p>
      <text:p text:style-name="P1"/>
      <text:p text:style-name="P2">v1.22</text:p>
      <text:p text:style-name="P1">-&gt; Icons will change according to vikas</text:p>
      <text:p text:style-name="P1">-&gt; Contacts page will be added(<text:span text:style-name="T1">DONE</text:span>)</text:p>
      <text:p text:style-name="P1">-&gt; Contacts can be edited or deleted(<text:span text:style-name="T1">DONE</text:span>)</text:p>
      <text:p text:style-name="P1">-&gt; Search among contacts(<text:span text:style-name="T1">DONE</text:span>)</text:p>
      <text:p text:style-name="P1">-&gt; Due date in generating invoice(<text:span text:style-name="T1">DONE</text:span>)</text:p>
      <text:p text:style-name="P1">-&gt; Popup for add bill first time install</text:p>
      <text:p text:style-name="P1">-&gt; Discounts/Round off/Shipping charge kind of extra things while creating invoice</text:p>
      <text:p text:style-name="P1">-&gt; Create Invoice layout change</text:p>
      <text:p text:style-name="P1">-&gt; Home will be converted to Invoices</text:p>
      <text:p text:style-name="P1">-&gt; Make product id as product name + product unit price instead of random id so that no same product can be added again. </text:p>
      <text:p text:style-name="P1">-&gt; Select currency in settings</text:p>
      <text:p text:style-name="P1"/>
      <text:p text:style-name="P2">v1.23</text:p>
      <text:p text:style-name="P1">-&gt; Firebase notifications</text:p>
      <text:p text:style-name="P1">-&gt; auto addition of bills in customers list</text:p>
      <text:p text:style-name="P1">-&gt; GST will be from firebase whole</text:p>
      <text:p text:style-name="P1">-&gt; UTGST to add</text:p>
      <text:p text:style-name="P1">-&gt; About us in details with keywords in console to add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9-09T22:38:03.604084314</dc:date>
    <meta:editing-duration>PT38S</meta:editing-duration>
    <meta:editing-cycles>1</meta:editing-cycles>
    <meta:document-statistic meta:table-count="0" meta:image-count="0" meta:object-count="0" meta:page-count="1" meta:paragraph-count="35" meta:word-count="190" meta:character-count="1078" meta:non-whitespace-character-count="921"/>
  </office:meta>
</office:document-meta>
</file>